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5B0000025D5F0CA076A04AA1A1.png" manifest:media-type="image/png"/>
  <manifest:file-entry manifest:full-path="Pictures/100002010000037100000232349C5CB9F1B4F20C.png" manifest:media-type="image/png"/>
  <manifest:file-entry manifest:full-path="Pictures/1000020100000356000001EA00869DFE336770BA.png" manifest:media-type="image/png"/>
  <manifest:file-entry manifest:full-path="Pictures/1000020100000360000001D7B6ADF9044BBE0B5E.png" manifest:media-type="image/png"/>
  <manifest:file-entry manifest:full-path="Pictures/100002010000030B0000009A43BB2EEFFD9B37F6.png" manifest:media-type="image/png"/>
  <manifest:file-entry manifest:full-path="Pictures/1000020100000363000000EF5A355267ADBE0D97.png" manifest:media-type="image/png"/>
  <manifest:file-entry manifest:full-path="Pictures/10000201000003490000021E4419CE71D623DAE2.png" manifest:media-type="image/png"/>
  <manifest:file-entry manifest:full-path="Pictures/100002010000033E000001B2B9271EEA8385F1EA.png" manifest:media-type="image/png"/>
  <manifest:file-entry manifest:full-path="Pictures/10000201000003620000007B308D4106AB329719.png" manifest:media-type="image/png"/>
  <manifest:file-entry manifest:full-path="Pictures/10000201000003640000022FC8A9C2C05834B487.png" manifest:media-type="image/png"/>
  <manifest:file-entry manifest:full-path="Pictures/10000201000002C10000017B6E35B62BFE97BDFB.png" manifest:media-type="image/png"/>
  <manifest:file-entry manifest:full-path="Pictures/100002010000036B000001920A7AA2235D1FF57B.png" manifest:media-type="image/png"/>
  <manifest:file-entry manifest:full-path="Pictures/100002010000032F000000B5DE00F7BE1A8BC93C.png" manifest:media-type="image/png"/>
  <manifest:file-entry manifest:full-path="Pictures/100002010000038700000228E2893219F90437BF.png" manifest:media-type="image/png"/>
  <manifest:file-entry manifest:full-path="Pictures/10000201000001DA0000008E5AB5E39E3621959C.png" manifest:media-type="image/png"/>
  <manifest:file-entry manifest:full-path="Pictures/10000201000003400000007395612C99BF05DD9A.png" manifest:media-type="image/png"/>
  <manifest:file-entry manifest:full-path="Pictures/100002010000037A00000216D000BFE405124E64.png" manifest:media-type="image/png"/>
  <manifest:file-entry manifest:full-path="Pictures/100002010000026E0000008FD0E48F92012A8D4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mic Sans MS" officeooo:rsid="0001b83d" officeooo:paragraph-rsid="0001b83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itre 8 <text:s text:c="28"/>Correction des exercices</text:p>
      <text:p text:style-name="P1"/>
      <text:p text:style-name="P1"><draw:frame draw:style-name="fr1" draw:name="Image1" text:anchor-type="paragraph" svg:width="17cm" svg:height="11.973cm" draw:z-index="0"><draw:image xlink:href="Pictures/100002010000035B0000025D5F0CA076A04AA1A1.png" xlink:type="simple" xlink:show="embed" xlink:actuate="onLoad" loext:mime-type="image/x-vclgraphic"/></draw:frame></text:p>
      <text:p text:style-name="P1"><draw:frame draw:style-name="fr2" draw:name="Image2" text:anchor-type="paragraph" svg:width="17cm" svg:height="9.754cm" draw:z-index="1"><draw:image xlink:href="Pictures/1000020100000356000001EA00869DFE336770BA.png" xlink:type="simple" xlink:show="embed" xlink:actuate="onLoad" loext:mime-type="image/x-vclgraphic"/></draw:frame></text:p>
      <text:p text:style-name="P1"/>
      <text:p text:style-name="P1"/>
      <text:p text:style-name="P1"><draw:frame draw:style-name="fr2" draw:name="Image3" text:anchor-type="paragraph" svg:width="17cm" svg:height="9.266cm" draw:z-index="2"><draw:image xlink:href="Pictures/1000020100000360000001D7B6ADF9044BBE0B5E.png" xlink:type="simple" xlink:show="embed" xlink:actuate="onLoad" loext:mime-type="image/x-vclgraphic"/></draw:frame><text:soft-page-break/></text:p>
      <text:p text:style-name="P1"><draw:frame draw:style-name="fr3" draw:name="Image5" text:anchor-type="paragraph" svg:x="-0.265cm" svg:y="11.456cm" svg:width="17cm" svg:height="3.36cm" draw:z-index="4"><draw:image xlink:href="Pictures/100002010000030B0000009A43BB2EEFFD9B37F6.png" xlink:type="simple" xlink:show="embed" xlink:actuate="onLoad" loext:mime-type="image/x-vclgraphic"/></draw:frame><draw:frame draw:style-name="fr2" draw:name="Image4" text:anchor-type="paragraph" svg:width="17cm" svg:height="10.843cm" draw:z-index="3"><draw:image xlink:href="Pictures/100002010000037100000232349C5CB9F1B4F20C.png" xlink:type="simple" xlink:show="embed" xlink:actuate="onLoad" loext:mime-type="image/x-vclgraphic"/></draw:frame></text:p>
      <text:p text:style-name="P1"/>
      <text:p text:style-name="P1"><draw:frame draw:style-name="fr2" draw:name="Image6" text:anchor-type="paragraph" svg:width="17cm" svg:height="10.956cm" draw:z-index="5"><draw:image xlink:href="Pictures/10000201000003490000021E4419CE71D623DAE2.png" xlink:type="simple" xlink:show="embed" xlink:actuate="onLoad" loext:mime-type="image/x-vclgraphic"/></draw:frame><text:soft-page-break/></text:p>
      <text:p text:style-name="P1"><draw:frame draw:style-name="fr4" draw:name="Image7" text:anchor-type="paragraph" svg:width="17cm" svg:height="8.888cm" draw:z-index="6"><draw:image xlink:href="Pictures/100002010000033E000001B2B9271EEA8385F1EA.png" xlink:type="simple" xlink:show="embed" xlink:actuate="onLoad" loext:mime-type="image/x-vclgraphic"/></draw:frame><draw:frame draw:style-name="fr3" draw:name="Image8" text:anchor-type="paragraph" svg:x="-0.238cm" svg:y="9.098cm" svg:width="17cm" svg:height="2.413cm" draw:z-index="7"><draw:image xlink:href="Pictures/10000201000003620000007B308D4106AB329719.png" xlink:type="simple" xlink:show="embed" xlink:actuate="onLoad" loext:mime-type="image/x-vclgraphic"/></draw:frame><draw:frame draw:style-name="fr3" draw:name="Image9" text:anchor-type="paragraph" svg:x="-0.238cm" svg:y="11.033cm" svg:width="17cm" svg:height="4.685cm" draw:z-index="8"><draw:image xlink:href="Pictures/1000020100000363000000EF5A355267ADBE0D97.png" xlink:type="simple" xlink:show="embed" xlink:actuate="onLoad" loext:mime-type="image/x-vclgraphic"/></draw:frame></text:p>
      <text:p text:style-name="P1"/>
      <text:p text:style-name="P1"/>
      <text:p text:style-name="P1"><draw:frame draw:style-name="fr4" draw:name="Image10" text:anchor-type="paragraph" svg:width="17cm" svg:height="10.947cm" draw:z-index="9"><draw:image xlink:href="Pictures/10000201000003640000022FC8A9C2C05834B487.png" xlink:type="simple" xlink:show="embed" xlink:actuate="onLoad" loext:mime-type="image/x-vclgraphic"/></draw:frame><draw:frame draw:style-name="fr3" draw:name="Image11" text:anchor-type="paragraph" svg:x="-0.265cm" svg:y="11.104cm" svg:width="17cm" svg:height="9.139cm" draw:z-index="10"><draw:image xlink:href="Pictures/10000201000002C10000017B6E35B62BFE97BDFB.png" xlink:type="simple" xlink:show="embed" xlink:actuate="onLoad" loext:mime-type="image/x-vclgraphic"/></draw:frame><draw:frame draw:style-name="fr3" draw:name="Image12" text:anchor-type="paragraph" svg:x="-0.053cm" svg:y="19.262cm" svg:width="17cm" svg:height="7.809cm" draw:z-index="11"><draw:image xlink:href="Pictures/100002010000036B000001920A7AA2235D1FF57B.png" xlink:type="simple" xlink:show="embed" xlink:actuate="onLoad" loext:mime-type="image/x-vclgraphic"/></draw:frame><text:soft-page-break/></text:p>
      <text:p text:style-name="P1"/>
      <text:p text:style-name="P1"/>
      <text:p text:style-name="P1"><draw:frame draw:style-name="fr1" draw:name="Image13" text:anchor-type="paragraph" svg:width="17cm" svg:height="3.775cm" draw:z-index="12"><draw:image xlink:href="Pictures/100002010000032F000000B5DE00F7BE1A8BC93C.png" xlink:type="simple" xlink:show="embed" xlink:actuate="onLoad" loext:mime-type="image/x-vclgraphic"/></draw:frame><draw:frame draw:style-name="fr3" draw:name="Image14" text:anchor-type="paragraph" svg:x="0cm" svg:y="3.545cm" svg:width="17cm" svg:height="10.391cm" draw:z-index="13"><draw:image xlink:href="Pictures/100002010000038700000228E2893219F90437BF.png" xlink:type="simple" xlink:show="embed" xlink:actuate="onLoad" loext:mime-type="image/x-vclgraphic"/></draw:frame><draw:frame draw:style-name="fr3" draw:name="Image15" text:anchor-type="paragraph" svg:x="-0.205cm" svg:y="13.935cm" svg:width="11.047cm" svg:height="3.309cm" draw:z-index="14"><draw:image xlink:href="Pictures/10000201000001DA0000008E5AB5E39E3621959C.png" xlink:type="simple" xlink:show="embed" xlink:actuate="onLoad" loext:mime-type="image/x-vclgraphic"/></draw:frame></text:p>
      <text:p text:style-name="P1"/>
      <text:p text:style-name="P1"/>
      <text:p text:style-name="P1"/>
      <text:p text:style-name="P1"><draw:frame draw:style-name="fr3" draw:name="Image16" text:anchor-type="paragraph" svg:x="-0.582cm" svg:y="0.476cm" svg:width="17cm" svg:height="2.348cm" draw:z-index="15"><draw:image xlink:href="Pictures/10000201000003400000007395612C99BF05DD9A.png" xlink:type="simple" xlink:show="embed" xlink:actuate="onLoad" loext:mime-type="image/x-vclgraphic"/></draw:frame><text:soft-page-break/></text:p>
      <text:p text:style-name="P1"><draw:frame draw:style-name="fr3" draw:name="Image17" text:anchor-type="paragraph" svg:x="-1.032cm" svg:y="0.926cm" svg:width="17cm" svg:height="10.199cm" draw:z-index="16"><draw:image xlink:href="Pictures/100002010000037A00000216D000BFE405124E64.png" xlink:type="simple" xlink:show="embed" xlink:actuate="onLoad" loext:mime-type="image/x-vclgraphic"/></draw:frame></text:p>
      <text:p text:style-name="P1"/>
      <text:p text:style-name="P1"/>
      <text:p text:style-name="P1"><draw:frame draw:style-name="fr3" draw:name="Image18" text:anchor-type="paragraph" svg:x="-0.584cm" svg:y="0cm" svg:width="12.137cm" svg:height="2.79cm" draw:z-index="17"><draw:image xlink:href="Pictures/100002010000026E0000008FD0E48F92012A8D48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9T14:37:41.158000000</meta:creation-date>
    <dc:date>2020-11-19T14:49:10.848000000</dc:date>
    <meta:editing-duration>PT13S</meta:editing-duration>
    <meta:editing-cycles>1</meta:editing-cycles>
    <meta:document-statistic meta:table-count="0" meta:image-count="18" meta:object-count="0" meta:page-count="5" meta:paragraph-count="1" meta:word-count="5" meta:character-count="63" meta:non-whitespace-character-count="31"/>
    <meta:generator>LibreOffice/6.0.7.3$Windows_X86_64 LibreOffice_project/dc89aa7a9eabfd848af146d5086077aeed2ae4a5</meta:generator>
  </office:meta>
</office:document-meta>
</file>